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AAB943312DC2CFB6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Avery_20_Style_20_1">
      <style:paragraph-properties fo:margin-top="0.0398in" fo:margin-bottom="0.0398in" loext:contextual-spacing="false" style:snap-to-layout-grid="false"/>
    </style:style>
    <style:style style:name="P2" style:family="paragraph" style:parent-style-name="Standard">
      <style:paragraph-properties fo:margin-top="0in" fo:margin-bottom="0in" loext:contextual-spacing="false" fo:line-height="0.0138in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width="3.4102in" svg:height="2.0008in" draw:z-index="10"><draw:image xlink:href="Pictures/10000000000002D6000001AAB943312DC2CFB6F7.png" xlink:type="simple" xlink:show="embed" xlink:actuate="onLoad" loext:mime-type="image/png"/></draw:frame><text:bookmark text:name="Blank_MP1_panel1"/></text:p>
          </table:table-cell>
          <table:table-cell table:style-name="Table1.A1" office:value-type="string">
            <text:p text:style-name="P1"><draw:frame draw:style-name="fr1" draw:name="Image2" text:anchor-type="paragraph" svg:width="3.4102in" svg:height="2.0008in" draw:z-index="11"><draw:image xlink:href="Pictures/10000000000002D6000001AAB943312DC2CFB6F7.png" xlink:type="simple" xlink:show="embed" xlink:actuate="onLoad" loext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3" text:anchor-type="paragraph" svg:width="3.4102in" svg:height="2.0008in" draw:z-index="12"><draw:image xlink:href="Pictures/10000000000002D6000001AAB943312DC2CFB6F7.png" xlink:type="simple" xlink:show="embed" xlink:actuate="onLoad" loext:mime-type="image/png"/></draw:frame><text:bookmark text:name="Blank_MP1_panel3"/></text:p>
          </table:table-cell>
          <table:table-cell table:style-name="Table1.A1" office:value-type="string">
            <text:p text:style-name="P1"><draw:frame draw:style-name="fr1" draw:name="Image4" text:anchor-type="paragraph" svg:width="3.4102in" svg:height="2.0008in" draw:z-index="13"><draw:image xlink:href="Pictures/10000000000002D6000001AAB943312DC2CFB6F7.png" xlink:type="simple" xlink:show="embed" xlink:actuate="onLoad" loext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5" text:anchor-type="paragraph" svg:width="3.4102in" svg:height="2.0008in" draw:z-index="14"><draw:image xlink:href="Pictures/10000000000002D6000001AAB943312DC2CFB6F7.png" xlink:type="simple" xlink:show="embed" xlink:actuate="onLoad" loext:mime-type="image/png"/></draw:frame><text:bookmark text:name="Blank_MP1_panel5"/></text:p>
          </table:table-cell>
          <table:table-cell table:style-name="Table1.A1" office:value-type="string">
            <text:p text:style-name="P1"><draw:frame draw:style-name="fr1" draw:name="Image6" text:anchor-type="paragraph" svg:width="3.4102in" svg:height="2.0008in" draw:z-index="15"><draw:image xlink:href="Pictures/10000000000002D6000001AAB943312DC2CFB6F7.png" xlink:type="simple" xlink:show="embed" xlink:actuate="onLoad" loext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7" text:anchor-type="paragraph" svg:width="3.4102in" svg:height="2.0008in" draw:z-index="16"><draw:image xlink:href="Pictures/10000000000002D6000001AAB943312DC2CFB6F7.png" xlink:type="simple" xlink:show="embed" xlink:actuate="onLoad" loext:mime-type="image/png"/></draw:frame><text:bookmark text:name="Blank_MP1_panel7"/></text:p>
          </table:table-cell>
          <table:table-cell table:style-name="Table1.A1" office:value-type="string">
            <text:p text:style-name="P1"><draw:frame draw:style-name="fr1" draw:name="Image8" text:anchor-type="paragraph" svg:width="3.4102in" svg:height="2.0008in" draw:z-index="17"><draw:image xlink:href="Pictures/10000000000002D6000001AAB943312DC2CFB6F7.png" xlink:type="simple" xlink:show="embed" xlink:actuate="onLoad" loext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9" text:anchor-type="paragraph" svg:width="3.4102in" svg:height="2.0008in" draw:z-index="18"><draw:image xlink:href="Pictures/10000000000002D6000001AAB943312DC2CFB6F7.png" xlink:type="simple" xlink:show="embed" xlink:actuate="onLoad" loext:mime-type="image/png"/></draw:frame><text:bookmark text:name="Blank_MP1_panel9"/></text:p>
          </table:table-cell>
          <table:table-cell table:style-name="Table1.A1" office:value-type="string">
            <text:p text:style-name="P1"><draw:frame draw:style-name="fr1" draw:name="Image10" text:anchor-type="paragraph" svg:width="3.4102in" svg:height="2.0008in" draw:z-index="19"><draw:image xlink:href="Pictures/10000000000002D6000001AAB943312DC2CFB6F7.png" xlink:type="simple" xlink:show="embed" xlink:actuate="onLoad" loext:mime-type="image/png"/></draw:frame><text:bookmark text:name="Blank_MP1_panel10"/></text:p>
          </table:table-cell>
        </table:table-row>
      </table:table>
      <text:p text:style-name="P2"><draw:custom-shape text:anchor-type="char" draw:z-index="0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9:49:00</meta:creation-date>
    <dc:date>2018-01-15T21:53:52.166000000</dc:date>
    <meta:editing-cycles>6</meta:editing-cycles>
    <meta:editing-duration>PT9M15S</meta:editing-duration>
    <meta:document-statistic meta:table-count="1" meta:image-count="10" meta:object-count="0" meta:page-count="1" meta:paragraph-count="0" meta:word-count="0" meta:character-count="0" meta:non-whitespace-character-count="0"/>
    <meta:generator>LibreOffice/5.4.4.2$Windows_X86_64 LibreOffice_project/2524958677847fb3bb44820e40380acbe820f960</meta:generator>
    <meta:user-defined meta:name="productGroup">U-0113-01</meta:user-defined>
  </office:meta>
</office:document-meta>
</file>